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5" style:family="paragraph">
      <loext:graphic-properties draw:fill="none" draw:fill-color="#ffffff"/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8pt" fo:font-style="italic" fo:text-shadow="1pt 1pt" style:font-size-asian="28pt" style:font-style-asian="italic" style:font-size-complex="28pt" style:font-style-complex="italic"/>
    </style:style>
    <style:style style:name="T3" style:family="text">
      <style:text-properties fo:color="#ffffff" style:text-position="super 58%" style:font-name="Segoe UI" fo:font-size="32pt" fo:text-shadow="1pt 1pt" style:font-size-asian="32pt" style:font-size-complex="32pt"/>
    </style:style>
    <style:style style:name="T4" style:family="text">
      <style:text-properties fo:color="#ffffff" style:font-name="Segoe UI" fo:font-size="32pt" fo:text-shadow="1pt 1pt" style:font-size-asian="32pt" style:font-size-complex="32pt"/>
    </style:style>
    <style:style style:name="T5" style:family="text">
      <style:text-properties fo:color="#ffffff" style:font-name="Segoe UI" fo:font-size="26pt" fo:text-shadow="1pt 1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13cm" svg:height="2.774cm" svg:x="1.778cm" svg:y="0.762cm">
          <draw:text-box>
            <text:p text:style-name="P1"><text:span text:style-name="T1">Epistle Reading</text:span></text:p>
            <text:p text:style-name="P1"><text:span text:style-name="T2">1 Timothy 3:1–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384cm" svg:height="9.269cm" svg:x="2.032cm" svg:y="0.762cm">
          <draw:text-box>
            <text:p><text:span text:style-name="T3">1</text:span><text:span text:style-name="T4">The saying is trustworthy: If anyone aspires to the office of overseer, he desires a noble task. </text:span><text:span text:style-name="T3">2</text:span><text:span text:style-name="T4">Therefore an overseer must be above reproach, the husband of one wife, sober-minded, self-controlled, respectable, hospitable, able to teach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4" draw:layer="layout" svg:width="24.13cm" svg:height="6.263cm" svg:x="1.778cm" svg:y="0.762cm">
          <draw:text-box>
            <text:p><text:span text:style-name="T3">3</text:span><text:span text:style-name="T4">not a drunkard, not violent but gentle, not quarrelsome, not a lover of money. </text:span><text:span text:style-name="T3">4</text:span><text:span text:style-name="T4">He must manage his own household well, with all dignity keeping his children submissiv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4" draw:layer="layout" svg:width="24.13cm" svg:height="7.766cm" svg:x="1.778cm" svg:y="0.762cm">
          <draw:text-box>
            <text:p><text:span text:style-name="T3">5</text:span><text:span text:style-name="T4">for if someone does not know how to manage his own household, how will he care for God’s church? </text:span><text:span text:style-name="T3">6</text:span><text:span text:style-name="T4">He must not be a recent convert, or he may become puffed up with conceit and fall into the condemnation of the devi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4" draw:layer="layout" svg:width="24.638cm" svg:height="8.128cm" svg:x="1.778cm" svg:y="0.762cm">
          <draw:text-box>
            <text:p><text:span text:style-name="T3">7</text:span><text:span text:style-name="T4">Moreover, he must be well thought of by outsiders, so that he may not fall into disgrace, into a snare of the devil. </text:span><text:span text:style-name="T3">8</text:span><text:span text:style-name="T4">Deacons likewise must be dignified, not double-tongued, not addicted to much wine, not greedy for dishonest gain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4" draw:layer="layout" svg:width="24.638cm" svg:height="6.263cm" svg:x="1.778cm" svg:y="0.762cm">
          <draw:text-box>
            <text:p><text:span text:style-name="T3">9</text:span><text:span text:style-name="T4">They must hold the mystery of the faith with a clear conscience. </text:span><text:span text:style-name="T3">10</text:span><text:span text:style-name="T4">And let them also be tested first; then let them serve as deacons if they prove themselves blameless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4" draw:layer="layout" svg:width="24.638cm" svg:height="8.128cm" svg:x="1.778cm" svg:y="0.762cm">
          <draw:text-box>
            <text:p><text:span text:style-name="T3">11</text:span><text:span text:style-name="T4">Their wives likewise must be dignified, not slanderers, but sober-minded, faithful in all things. </text:span><text:span text:style-name="T3">12</text:span><text:span text:style-name="T4">Let deacons each be the husband of one wife, managing their children and their own households well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7" draw:text-style-name="P5" draw:layer="layout" svg:width="24.638cm" svg:height="5.08cm" svg:x="1.778cm" svg:y="0.762cm">
          <draw:text-box>
            <text:p><text:span text:style-name="T3">13</text:span><text:span text:style-name="T4">For those who serve well as deacons gain a good standing for themselves and also great confidence in the faith that is in Christ Jes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0T22:40:27.503000000</meta:creation-date>
    <dc:date>2016-09-21T09:19:21.050000000</dc:date>
    <meta:editing-duration>PT4M42S</meta:editing-duration>
    <meta:editing-cycles>4</meta:editing-cycles>
    <meta:generator>LibreOffice/5.2.1.2$Windows_X86_64 LibreOffice_project/31dd62db80d4e60af04904455ec9c9219178d620</meta:generator>
    <meta:document-statistic meta:object-count="45"/>
  </office:meta>
</office:document-meta>
</file>